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308f" officeooo:paragraph-rsid="0005308f"/>
    </style:style>
    <style:style style:name="P2" style:family="paragraph" style:parent-style-name="Standard">
      <style:text-properties fo:font-weight="bold" officeooo:rsid="0005308f" officeooo:paragraph-rsid="0005308f" style:font-weight-asian="bold" style:font-weight-complex="bold"/>
    </style:style>
    <style:style style:name="P3" style:family="paragraph" style:parent-style-name="Standard">
      <style:text-properties fo:font-style="italic" fo:font-weight="bold" officeooo:rsid="0005308f" officeooo:paragraph-rsid="0005308f" style:font-style-asian="italic" style:font-weight-asian="bold" style:font-style-complex="italic" style:font-weight-complex="bold"/>
    </style:style>
    <style:style style:name="P4" style:family="paragraph" style:parent-style-name="Standard">
      <style:text-properties fo:font-style="italic" fo:font-weight="bold" officeooo:rsid="0005308f" officeooo:paragraph-rsid="000a7145" style:font-style-asian="italic" style:font-weight-asian="bold" style:font-style-complex="italic" style:font-weight-complex="bold"/>
    </style:style>
    <style:style style:name="P5" style:family="paragraph" style:parent-style-name="Standard">
      <style:text-properties fo:font-style="italic" fo:font-weight="bold" officeooo:rsid="0005405c" officeooo:paragraph-rsid="0005405c" style:font-style-asian="italic" style:font-weight-asian="bold" style:font-style-complex="italic" style:font-weight-complex="bold"/>
    </style:style>
    <style:style style:name="P6" style:family="paragraph" style:parent-style-name="Standard">
      <style:text-properties fo:font-style="italic" fo:font-weight="bold" officeooo:rsid="0006e03c" officeooo:paragraph-rsid="0006e03c" style:font-style-asian="italic" style:font-weight-asian="bold" style:font-style-complex="italic" style:font-weight-complex="bold"/>
    </style:style>
    <style:style style:name="P7" style:family="paragraph" style:parent-style-name="Standard">
      <style:text-properties fo:font-style="italic" fo:font-weight="bold" officeooo:rsid="000a7145" officeooo:paragraph-rsid="000a7145" style:font-style-asian="italic" style:font-weight-asian="bold" style:font-style-complex="italic" style:font-weight-complex="bold"/>
    </style:style>
    <style:style style:name="P8" style:family="paragraph" style:parent-style-name="Standard">
      <style:text-properties fo:font-style="italic" fo:font-weight="bold" officeooo:rsid="000a7260" officeooo:paragraph-rsid="000a7260" style:font-style-asian="italic" style:font-weight-asian="bold" style:font-style-complex="italic" style:font-weight-complex="bold"/>
    </style:style>
    <style:style style:name="P9" style:family="paragraph" style:parent-style-name="Standard">
      <style:text-properties fo:font-style="italic" fo:font-weight="bold" officeooo:rsid="000badaa" officeooo:paragraph-rsid="000badaa" style:font-style-asian="italic" style:font-weight-asian="bold" style:font-style-complex="italic" style:font-weight-complex="bold"/>
    </style:style>
    <style:style style:name="P10" style:family="paragraph" style:parent-style-name="Standard">
      <style:text-properties fo:font-style="italic" fo:font-weight="bold" officeooo:rsid="000c7898" officeooo:paragraph-rsid="000c7898" style:font-style-asian="italic" style:font-weight-asian="bold" style:font-style-complex="italic" style:font-weight-complex="bold"/>
    </style:style>
    <style:style style:name="P11" style:family="paragraph" style:parent-style-name="Standard">
      <style:text-properties fo:font-style="italic" fo:font-weight="bold" officeooo:rsid="000cf722" officeooo:paragraph-rsid="000cf722" style:font-style-asian="italic" style:font-weight-asian="bold" style:font-style-complex="italic" style:font-weight-complex="bold"/>
    </style:style>
    <style:style style:name="P12" style:family="paragraph" style:parent-style-name="Standard">
      <style:text-properties fo:font-style="italic" fo:font-weight="bold" officeooo:rsid="000cf722" officeooo:paragraph-rsid="000db18c" style:font-style-asian="italic" style:font-weight-asian="bold" style:font-style-complex="italic" style:font-weight-complex="bold"/>
    </style:style>
    <style:style style:name="P13" style:family="paragraph" style:parent-style-name="Standard">
      <style:text-properties fo:font-style="italic" fo:font-weight="normal" officeooo:rsid="0005405c" officeooo:paragraph-rsid="0005405c" style:font-style-asian="italic" style:font-weight-asian="normal" style:font-style-complex="italic" style:font-weight-complex="normal"/>
    </style:style>
    <style:style style:name="P14" style:family="paragraph" style:parent-style-name="Standard">
      <style:text-properties fo:font-style="italic" fo:font-weight="normal" officeooo:rsid="0006e03c" officeooo:paragraph-rsid="0006e03c" style:font-style-asian="italic" style:font-weight-asian="normal" style:font-style-complex="italic"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fo:font-weight="normal" officeooo:rsid="000db18c"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0db18c" style:font-weight-asian="normal" style:font-weight-complex="normal"/>
    </style:style>
    <style:style style:name="T6" style:family="text">
      <style:text-properties officeooo:rsid="0006e03c"/>
    </style:style>
    <style:style style:name="T7" style:family="text">
      <style:text-properties officeooo:rsid="000a7145"/>
    </style:style>
    <style:style style:name="T8" style:family="text">
      <style:text-properties officeooo:rsid="000cf7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gree or disagree</text:p>
      <text:p text:style-name="P2">Class Notes:</text:p>
      <text:p text:style-name="P2"/>
      <text:p text:style-name="P3">Big salary is more important than the job satisfaction. Do you agree or disagree?</text:p>
      <text:p text:style-name="P3"/>
      <text:p text:style-name="P3">1<text:span text:style-name="T1">st</text:span> step: Paraphrase</text:p>
      <text:p text:style-name="P3">→ Sir’s answer: <text:span text:style-name="T4">It is often argued that individuals should focus on jobs generating more wages than professions where one feels satisfied. I completely agree with this statement.</text:span></text:p>
      <text:p text:style-name="P3"><text:span text:style-name="T4"/></text:p>
      <text:p text:style-name="P5">2<text:span text:style-name="T1">nd</text:span> step: Get some points on your head: <text:span text:style-name="T7">Get some thesis statements; around 2; </text:span></text:p>
      <text:p text:style-name="P5">→ <text:span text:style-name="T6">Sir’s points:</text:span></text:p>
      <text:p text:style-name="P13"><text:span text:style-name="T6">1) Money is needed for survival and to maintain quality of life.</text:span></text:p>
      <text:p text:style-name="P14">2) Financial stability is needed to maintain harmony in the family.</text:p>
      <text:p text:style-name="P6"/>
      <text:p text:style-name="P8">3<text:span text:style-name="T1">rd</text:span> step: Write the points in a paragraph each and add some contents relating it with examples.</text:p>
      <text:p text:style-name="P10"/>
      <text:p text:style-name="P10">4<text:span text:style-name="T1">th</text:span> step: Make a conclusion by paraphrasing the 1 and 2 in 2<text:span text:style-name="T1">nd</text:span> step. Don’t add any new ideas, keep everything relating to contents <text:span text:style-name="T8">which is in the paragraph</text:span>.</text:p>
      <text:p text:style-name="P6"/>
      <text:p text:style-name="P11">Sir’s conclusion: <text:span text:style-name="T4">To conclude, high wages guarantees family and the nations to strive for quality education and peace in the family.</text:span></text:p>
      <text:p text:style-name="P7">&lt;&gt;&lt;&gt;&lt;&gt;&lt;&gt;&lt;&gt;&lt;&gt;&lt;&gt;&lt;&gt;&lt;&gt;&lt;&gt;&lt;&gt;&lt;&gt;&lt;&gt;&lt;&gt;&lt;&gt;&lt;&gt;&lt;&gt;&lt;&gt;&lt;&gt;&lt;&gt;&lt;&gt;&lt;&gt;&lt;&gt;&lt;&gt;&lt;&gt;&lt;&gt;&lt;&gt;&lt;&gt;&lt;&gt;&lt;&gt;&lt;&gt;</text:p>
      <text:p text:style-name="P7"/>
      <text:p text:style-name="P7">SIR’S ESSAY:</text:p>
      <text:p text:style-name="P4"><text:span text:style-name="T4">It is often argued that individuals should focus on jobs generating more wages than professions where one feels satisfied. I completely agree with this statement.</text:span></text:p>
      <text:p text:style-name="P4"><text:span text:style-name="T4"/></text:p>
      <text:p text:style-name="P7"><text:span text:style-name="T4">Firstly, money is needed for survival and to maintain quality of life. In today’s daily life where world had been capitalist, everything that is required for living depends on money. For example, nourishment, quality education, standard mode of commute, recreation, all depends on income of an individual.</text:span><text:span text:style-name="T2">1</text:span><text:span text:style-name="T4"> </text:span></text:p>
      <text:p text:style-name="P7"><text:span text:style-name="T4"/></text:p>
      <text:p text:style-name="P9"><text:span text:style-name="T4">Moreover, financial stability is needed to maintain harmony in the family. We generally witness disputes in those families where income source is less and there re a lot of dependent members. For instance, civil wars are witnessed in those nations where people have low per capital income.</text:span><text:span text:style-name="T3">2</text:span><text:span text:style-name="T4"> </text:span></text:p>
      <text:p text:style-name="P12"><text:span text:style-name="T4"/></text:p>
      <text:p text:style-name="P12"><text:span text:style-name="T4">To conclude, high wages guarantees family and the nations to strive for quality education and peace in the family.</text:span></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0T11:14:48.163000000</meta:creation-date>
    <dc:date>2023-10-10T11:43:47.976000000</dc:date>
    <meta:editing-duration>PT28M56S</meta:editing-duration>
    <meta:editing-cycles>12</meta:editing-cycles>
    <meta:generator>LibreOffice/7.6.2.1$Windows_X86_64 LibreOffice_project/56f7684011345957bbf33a7ee678afaf4d2ba333</meta:generator>
    <meta:document-statistic meta:table-count="0" meta:image-count="0" meta:object-count="0" meta:page-count="1" meta:paragraph-count="18" meta:word-count="298" meta:character-count="1864" meta:non-whitespace-character-count="1581"/>
  </office:meta>
</office:document-meta>
</file>